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82"/>
        </table:table-row>
        <table:table-row table:style-name="ro1">
          <table:table-cell office:value-type="float" office:value="10.730955413648459" table:style-name="ce1">
            <text:p>10,73095541</text:p>
          </table:table-cell>
          <table:table-cell office:value-type="float" office:value="19.72470961385747" table:style-name="ce1">
            <text:p>19,72470961</text:p>
          </table:table-cell>
          <table:table-cell table:number-columns-repeated="16382"/>
        </table:table-row>
        <table:table-row table:style-name="ro1">
          <table:table-cell office:value-type="float" office:value="9.7623227114814455" table:style-name="ce1">
            <text:p>9,762322711</text:p>
          </table:table-cell>
          <table:table-cell office:value-type="float" office:value="19.517164120029719" table:style-name="ce1">
            <text:p>19,51716412</text:p>
          </table:table-cell>
          <table:table-cell table:number-columns-repeated="16382"/>
        </table:table-row>
        <table:table-row table:style-name="ro1">
          <table:table-cell office:value-type="float" office:value="10.38943343319611" table:style-name="ce1">
            <text:p>10,38943343</text:p>
          </table:table-cell>
          <table:table-cell office:value-type="float" office:value="18.964307586403869" table:style-name="ce1">
            <text:p>18,96430759</text:p>
          </table:table-cell>
          <table:table-cell table:number-columns-repeated="16382"/>
        </table:table-row>
        <table:table-row table:style-name="ro1">
          <table:table-cell office:value-type="float" office:value="10.785165293897419" table:style-name="ce1">
            <text:p>10,78516529</text:p>
          </table:table-cell>
          <table:table-cell office:value-type="float" office:value="19.6574568945972" table:style-name="ce1">
            <text:p>19,65745689</text:p>
          </table:table-cell>
          <table:table-cell table:number-columns-repeated="16382"/>
        </table:table-row>
        <table:table-row table:style-name="ro1">
          <table:table-cell office:value-type="float" office:value="10.143567593225701" table:style-name="ce1">
            <text:p>10,14356759</text:p>
          </table:table-cell>
          <table:table-cell office:value-type="float" office:value="19.88778333103517" table:style-name="ce1">
            <text:p>19,88778333</text:p>
          </table:table-cell>
          <table:table-cell table:number-columns-repeated="16382"/>
        </table:table-row>
        <table:table-row table:style-name="ro1">
          <table:table-cell office:value-type="float" office:value="10.657948571670239" table:style-name="ce1">
            <text:p>10,65794857</text:p>
          </table:table-cell>
          <table:table-cell office:value-type="float" office:value="19.072936680726059" table:style-name="ce1">
            <text:p>19,07293668</text:p>
          </table:table-cell>
          <table:table-cell table:number-columns-repeated="16382"/>
        </table:table-row>
        <table:table-row table:style-name="ro1">
          <table:table-cell office:value-type="float" office:value="9.8549122581939219" table:style-name="ce1">
            <text:p>9,854912258</text:p>
          </table:table-cell>
          <table:table-cell office:value-type="float" office:value="19.82717554039921" table:style-name="ce1">
            <text:p>19,82717554</text:p>
          </table:table-cell>
          <table:table-cell table:number-columns-repeated="16382"/>
        </table:table-row>
        <table:table-row table:style-name="ro1">
          <table:table-cell office:value-type="float" office:value="10.510196249050949" table:style-name="ce1">
            <text:p>10,51019625</text:p>
          </table:table-cell>
          <table:table-cell office:value-type="float" office:value="19.505048929708689" table:style-name="ce1">
            <text:p>19,50504893</text:p>
          </table:table-cell>
          <table:table-cell table:number-columns-repeated="16382"/>
        </table:table-row>
        <table:table-row table:style-name="ro1">
          <table:table-cell office:value-type="float" office:value="9.9224073066023042" table:style-name="ce1">
            <text:p>9,922407307</text:p>
          </table:table-cell>
          <table:table-cell office:value-type="float" office:value="19.60496371193538" table:style-name="ce1">
            <text:p>19,60496371</text:p>
          </table:table-cell>
          <table:table-cell table:number-columns-repeated="16382"/>
        </table:table-row>
        <table:table-row table:style-name="ro1">
          <table:table-cell office:value-type="float" office:value="10.01899618602202" table:style-name="ce1">
            <text:p>10,01899619</text:p>
          </table:table-cell>
          <table:table-cell office:value-type="float" office:value="20.262266846172121" table:style-name="ce1">
            <text:p>20,26226685</text:p>
          </table:table-cell>
          <table:table-cell table:number-columns-repeated="16382"/>
        </table:table-row>
        <table:table-row table:style-name="ro1">
          <table:table-cell office:value-type="float" office:value="9.5047213702541846" table:style-name="ce1">
            <text:p>9,50472137</text:p>
          </table:table-cell>
          <table:table-cell office:value-type="float" office:value="20.515125669427821" table:style-name="ce1">
            <text:p>20,51512567</text:p>
          </table:table-cell>
          <table:table-cell table:number-columns-repeated="16382"/>
        </table:table-row>
        <table:table-row table:style-name="ro1">
          <table:table-cell office:value-type="float" office:value="10.40571582426676" table:style-name="ce1">
            <text:p>10,40571582</text:p>
          </table:table-cell>
          <table:table-cell office:value-type="float" office:value="20.226122452505841" table:style-name="ce1">
            <text:p>20,22612245</text:p>
          </table:table-cell>
          <table:table-cell table:number-columns-repeated="16382"/>
        </table:table-row>
        <table:table-row table:style-name="ro1">
          <table:table-cell office:value-type="float" office:value="10.40538517716899" table:style-name="ce1">
            <text:p>10,40538518</text:p>
          </table:table-cell>
          <table:table-cell office:value-type="float" office:value="19.69232246337155" table:style-name="ce1">
            <text:p>19,69232246</text:p>
          </table:table-cell>
          <table:table-cell table:number-columns-repeated="16382"/>
        </table:table-row>
        <table:table-row table:style-name="ro1">
          <table:table-cell office:value-type="float" office:value="9.9446993985166081" table:style-name="ce1">
            <text:p>9,944699399</text:p>
          </table:table-cell>
          <table:table-cell office:value-type="float" office:value="19.578903754583418" table:style-name="ce1">
            <text:p>19,57890375</text:p>
          </table:table-cell>
          <table:table-cell table:number-columns-repeated="16382"/>
        </table:table-row>
        <table:table-row table:style-name="ro1">
          <table:table-cell office:value-type="float" office:value="9.8794503641682923" table:style-name="ce1">
            <text:p>9,879450364</text:p>
          </table:table-cell>
          <table:table-cell office:value-type="float" office:value="20.23865996003218" table:style-name="ce1">
            <text:p>20,23865996</text:p>
          </table:table-cell>
          <table:table-cell table:number-columns-repeated="16382"/>
        </table:table-row>
        <table:table-row table:style-name="ro1">
          <table:table-cell office:value-type="float" office:value="9.6887526617236102" table:style-name="ce1">
            <text:p>9,688752662</text:p>
          </table:table-cell>
          <table:table-cell office:value-type="float" office:value="19.821460912914809" table:style-name="ce1">
            <text:p>19,82146091</text:p>
          </table:table-cell>
          <table:table-cell table:number-columns-repeated="16382"/>
        </table:table-row>
        <table:table-row table:style-name="ro1">
          <table:table-cell office:value-type="float" office:value="9.6907722849461795" table:style-name="ce1">
            <text:p>9,690772285</text:p>
          </table:table-cell>
          <table:table-cell office:value-type="float" office:value="19.619657461325581" table:style-name="ce1">
            <text:p>19,61965746</text:p>
          </table:table-cell>
          <table:table-cell table:number-columns-repeated="16382"/>
        </table:table-row>
        <table:table-row table:style-name="ro1">
          <table:table-cell office:value-type="float" office:value="9.6979392411234322" table:style-name="ce1">
            <text:p>9,697939241</text:p>
          </table:table-cell>
          <table:table-cell office:value-type="float" office:value="19.994300930486499" table:style-name="ce1">
            <text:p>19,99430093</text:p>
          </table:table-cell>
          <table:table-cell table:number-columns-repeated="16382"/>
        </table:table-row>
        <table:table-row table:style-name="ro1">
          <table:table-cell office:value-type="float" office:value="9.4972103431141246" table:style-name="ce1">
            <text:p>9,497210343</text:p>
          </table:table-cell>
          <table:table-cell office:value-type="float" office:value="20.105487064017691" table:style-name="ce1">
            <text:p>20,10548706</text:p>
          </table:table-cell>
          <table:table-cell table:number-columns-repeated="16382"/>
        </table:table-row>
        <table:table-row table:style-name="ro1">
          <table:table-cell office:value-type="float" office:value="10.74691097969944" table:style-name="ce1">
            <text:p>10,74691098</text:p>
          </table:table-cell>
          <table:table-cell office:value-type="float" office:value="20.333919872259798" table:style-name="ce1">
            <text:p>20,33391987</text:p>
          </table:table-cell>
          <table:table-cell table:number-columns-repeated="16382"/>
        </table:table-row>
        <table:table-row table:style-name="ro1">
          <table:table-cell office:value-type="float" office:value="9.9136740014372737" table:style-name="ce1">
            <text:p>9,913674001</text:p>
          </table:table-cell>
          <table:table-cell office:value-type="float" office:value="19.600566966161821" table:style-name="ce1">
            <text:p>19,60056697</text:p>
          </table:table-cell>
          <table:table-cell table:number-columns-repeated="16382"/>
        </table:table-row>
        <table:table-row table:style-name="ro1">
          <table:table-cell office:value-type="float" office:value="9.6637787678121239" table:style-name="ce1">
            <text:p>9,663778768</text:p>
          </table:table-cell>
          <table:table-cell office:value-type="float" office:value="20.761604570462481" table:style-name="ce1">
            <text:p>20,76160457</text:p>
          </table:table-cell>
          <table:table-cell table:number-columns-repeated="16382"/>
        </table:table-row>
        <table:table-row table:style-name="ro1">
          <table:table-cell office:value-type="float" office:value="10.022863489649209" table:style-name="ce1">
            <text:p>10,02286349</text:p>
          </table:table-cell>
          <table:table-cell office:value-type="float" office:value="19.713351959043791" table:style-name="ce1">
            <text:p>19,71335196</text:p>
          </table:table-cell>
          <table:table-cell table:number-columns-repeated="16382"/>
        </table:table-row>
        <table:table-row table:style-name="ro1">
          <table:table-cell office:value-type="float" office:value="10.08591196810036" table:style-name="ce1">
            <text:p>10,08591197</text:p>
          </table:table-cell>
          <table:table-cell office:value-type="float" office:value="20.945114811415479" table:style-name="ce1">
            <text:p>20,94511481</text:p>
          </table:table-cell>
          <table:table-cell table:number-columns-repeated="16382"/>
        </table:table-row>
        <table:table-row table:style-name="ro1">
          <table:table-cell office:value-type="float" office:value="10.054071528616729" table:style-name="ce1">
            <text:p>10,05407153</text:p>
          </table:table-cell>
          <table:table-cell office:value-type="float" office:value="20.277741399368342" table:style-name="ce1">
            <text:p>20,2777414</text:p>
          </table:table-cell>
          <table:table-cell table:number-columns-repeated="16382"/>
        </table:table-row>
        <table:table-row table:style-name="ro1">
          <table:table-cell office:value-type="float" office:value="10.135076643980121" table:style-name="ce1">
            <text:p>10,13507664</text:p>
          </table:table-cell>
          <table:table-cell office:value-type="float" office:value="19.84148756907792" table:style-name="ce1">
            <text:p>19,84148757</text:p>
          </table:table-cell>
          <table:table-cell table:number-columns-repeated="16382"/>
        </table:table-row>
        <table:table-row table:style-name="ro1">
          <table:table-cell office:value-type="float" office:value="9.4858668108900375" table:style-name="ce1">
            <text:p>9,485866811</text:p>
          </table:table-cell>
          <table:table-cell office:value-type="float" office:value="19.842795774914201" table:style-name="ce1">
            <text:p>19,84279577</text:p>
          </table:table-cell>
          <table:table-cell table:number-columns-repeated="16382"/>
        </table:table-row>
        <table:table-row table:style-name="ro1">
          <table:table-cell office:value-type="float" office:value="9.9059975949813506" table:style-name="ce1">
            <text:p>9,905997595</text:p>
          </table:table-cell>
          <table:table-cell office:value-type="float" office:value="20.263980436031989" table:style-name="ce1">
            <text:p>20,26398044</text:p>
          </table:table-cell>
          <table:table-cell table:number-columns-repeated="16382"/>
        </table:table-row>
        <table:table-row table:style-name="ro1">
          <table:table-cell office:value-type="float" office:value="10.37754253624353" table:style-name="ce1">
            <text:p>10,37754254</text:p>
          </table:table-cell>
          <table:table-cell office:value-type="float" office:value="20.418995936586601" table:style-name="ce1">
            <text:p>20,41899594</text:p>
          </table:table-cell>
          <table:table-cell table:number-columns-repeated="16382"/>
        </table:table-row>
        <table:table-row table:style-name="ro1">
          <table:table-cell office:value-type="float" office:value="10.12851429636442" table:style-name="ce1">
            <text:p>10,1285143</text:p>
          </table:table-cell>
          <table:table-cell office:value-type="float" office:value="20.398313523921829" table:style-name="ce1">
            <text:p>20,39831352</text:p>
          </table:table-cell>
          <table:table-cell table:number-columns-repeated="16382"/>
        </table:table-row>
        <table:table-row table:style-name="ro1">
          <table:table-cell office:value-type="float" office:value="9.6605209265515057" table:style-name="ce1">
            <text:p>9,660520927</text:p>
          </table:table-cell>
          <table:table-cell office:value-type="float" office:value="20.563790669854981" table:style-name="ce1">
            <text:p>20,56379067</text:p>
          </table:table-cell>
          <table:table-cell table:number-columns-repeated="16382"/>
        </table:table-row>
        <table:table-row table:style-name="ro1">
          <table:table-cell office:value-type="float" office:value="10.2308184191881" table:style-name="ce1">
            <text:p>10,23081842</text:p>
          </table:table-cell>
          <table:table-cell office:value-type="float" office:value="19.86585822420378" table:style-name="ce1">
            <text:p>19,86585822</text:p>
          </table:table-cell>
          <table:table-cell table:number-columns-repeated="16382"/>
        </table:table-row>
        <table:table-row table:style-name="ro1">
          <table:table-cell office:value-type="float" office:value="10.21983316594187" table:style-name="ce1">
            <text:p>10,21983317</text:p>
          </table:table-cell>
          <table:table-cell office:value-type="float" office:value="19.96599272914052" table:style-name="ce1">
            <text:p>19,96599273</text:p>
          </table:table-cell>
          <table:table-cell table:number-columns-repeated="16382"/>
        </table:table-row>
        <table:table-row table:style-name="ro1">
          <table:table-cell office:value-type="float" office:value="10.509233224353141" table:style-name="ce1">
            <text:p>10,50923322</text:p>
          </table:table-cell>
          <table:table-cell office:value-type="float" office:value="20.68391756738999" table:style-name="ce1">
            <text:p>20,68391757</text:p>
          </table:table-cell>
          <table:table-cell table:number-columns-repeated="16382"/>
        </table:table-row>
        <table:table-row table:style-name="ro1">
          <table:table-cell office:value-type="float" office:value="10.98350893293992" table:style-name="ce1">
            <text:p>10,98350893</text:p>
          </table:table-cell>
          <table:table-cell office:value-type="float" office:value="19.371576649030342" table:style-name="ce1">
            <text:p>19,37157665</text:p>
          </table:table-cell>
          <table:table-cell table:number-columns-repeated="16382"/>
        </table:table-row>
        <table:table-row table:style-name="ro1">
          <table:table-cell office:value-type="float" office:value="9.3501487875566855" table:style-name="ce1">
            <text:p>9,350148788</text:p>
          </table:table-cell>
          <table:table-cell office:value-type="float" office:value="19.772990361674101" table:style-name="ce1">
            <text:p>19,77299036</text:p>
          </table:table-cell>
          <table:table-cell table:number-columns-repeated="16382"/>
        </table:table-row>
        <table:table-row table:style-name="ro1">
          <table:table-cell office:value-type="float" office:value="10.072016681251521" table:style-name="ce1">
            <text:p>10,07201668</text:p>
          </table:table-cell>
          <table:table-cell office:value-type="float" office:value="20.394276014502299" table:style-name="ce1">
            <text:p>20,39427601</text:p>
          </table:table-cell>
          <table:table-cell table:number-columns-repeated="16382"/>
        </table:table-row>
        <table:table-row table:style-name="ro1">
          <table:table-cell office:value-type="float" office:value="10.142035726258721" table:style-name="ce1">
            <text:p>10,14203573</text:p>
          </table:table-cell>
          <table:table-cell office:value-type="float" office:value="19.090009452879201" table:style-name="ce1">
            <text:p>19,09000945</text:p>
          </table:table-cell>
          <table:table-cell table:number-columns-repeated="16382"/>
        </table:table-row>
        <table:table-row table:style-name="ro1">
          <table:table-cell office:value-type="float" office:value="9.8622081943172333" table:style-name="ce1">
            <text:p>9,862208194</text:p>
          </table:table-cell>
          <table:table-cell office:value-type="float" office:value="20.372588589173262" table:style-name="ce1">
            <text:p>20,37258859</text:p>
          </table:table-cell>
          <table:table-cell table:number-columns-repeated="16382"/>
        </table:table-row>
        <table:table-row table:style-name="ro1">
          <table:table-cell office:value-type="float" office:value="10.103542630913971" table:style-name="ce1">
            <text:p>10,10354263</text:p>
          </table:table-cell>
          <table:table-cell office:value-type="float" office:value="20.342905031140411" table:style-name="ce1">
            <text:p>20,34290503</text:p>
          </table:table-cell>
          <table:table-cell table:number-columns-repeated="16382"/>
        </table:table-row>
        <table:table-row table:style-name="ro1">
          <table:table-cell office:value-type="float" office:value="9.8999523358253381" table:style-name="ce1">
            <text:p>9,899952336</text:p>
          </table:table-cell>
          <table:table-cell office:value-type="float" office:value="19.909658868981499" table:style-name="ce1">
            <text:p>19,90965887</text:p>
          </table:table-cell>
          <table:table-cell table:number-columns-repeated="16382"/>
        </table:table-row>
        <table:table-row table:style-name="ro1">
          <table:table-cell office:value-type="float" office:value="10.083952625944731" table:style-name="ce1">
            <text:p>10,08395263</text:p>
          </table:table-cell>
          <table:table-cell office:value-type="float" office:value="20.184523241243721" table:style-name="ce1">
            <text:p>20,18452324</text:p>
          </table:table-cell>
          <table:table-cell table:number-columns-repeated="16382"/>
        </table:table-row>
        <table:table-row table:style-name="ro1">
          <table:table-cell office:value-type="float" office:value="10.08923487405705" table:style-name="ce1">
            <text:p>10,08923487</text:p>
          </table:table-cell>
          <table:table-cell office:value-type="float" office:value="20.053553890613362" table:style-name="ce1">
            <text:p>20,05355389</text:p>
          </table:table-cell>
          <table:table-cell table:number-columns-repeated="16382"/>
        </table:table-row>
        <table:table-row table:style-name="ro1">
          <table:table-cell office:value-type="float" office:value="9.6982019711699365" table:style-name="ce1">
            <text:p>9,698201971</text:p>
          </table:table-cell>
          <table:table-cell office:value-type="float" office:value="20.169903703844419" table:style-name="ce1">
            <text:p>20,1699037</text:p>
          </table:table-cell>
          <table:table-cell table:number-columns-repeated="16382"/>
        </table:table-row>
        <table:table-row table:style-name="ro1">
          <table:table-cell office:value-type="float" office:value="10.054819571946149" table:style-name="ce1">
            <text:p>10,05481957</text:p>
          </table:table-cell>
          <table:table-cell office:value-type="float" office:value="20.508267758560361" table:style-name="ce1">
            <text:p>20,50826776</text:p>
          </table:table-cell>
          <table:table-cell table:number-columns-repeated="16382"/>
        </table:table-row>
        <table:table-row table:style-name="ro1">
          <table:table-cell office:value-type="float" office:value="10.53951304595568" table:style-name="ce1">
            <text:p>10,53951305</text:p>
          </table:table-cell>
          <table:table-cell office:value-type="float" office:value="20.083320387867779" table:style-name="ce1">
            <text:p>20,08332039</text:p>
          </table:table-cell>
          <table:table-cell table:number-columns-repeated="16382"/>
        </table:table-row>
        <table:table-row table:style-name="ro1">
          <table:table-cell office:value-type="float" office:value="9.8311217724594488" table:style-name="ce1">
            <text:p>9,831121772</text:p>
          </table:table-cell>
          <table:table-cell office:value-type="float" office:value="19.712571316645601" table:style-name="ce1">
            <text:p>19,71257132</text:p>
          </table:table-cell>
          <table:table-cell table:number-columns-repeated="16382"/>
        </table:table-row>
        <table:table-row table:style-name="ro1">
          <table:table-cell office:value-type="float" office:value="10.19057245932885" table:style-name="ce1">
            <text:p>10,19057246</text:p>
          </table:table-cell>
          <table:table-cell office:value-type="float" office:value="20.034803030756851" table:style-name="ce1">
            <text:p>20,03480303</text:p>
          </table:table-cell>
          <table:table-cell table:number-columns-repeated="16382"/>
        </table:table-row>
        <table:table-row table:style-name="ro1">
          <table:table-cell office:value-type="float" office:value="9.8452658459930156" table:style-name="ce1">
            <text:p>9,845265846</text:p>
          </table:table-cell>
          <table:table-cell office:value-type="float" office:value="20.019618585575412" table:style-name="ce1">
            <text:p>20,01961859</text:p>
          </table:table-cell>
          <table:table-cell table:number-columns-repeated="16382"/>
        </table:table-row>
        <table:table-row table:style-name="ro1">
          <table:table-cell office:value-type="float" office:value="9.720999620223342" table:style-name="ce1">
            <text:p>9,72099962</text:p>
          </table:table-cell>
          <table:table-cell office:value-type="float" office:value="20.314114415332501" table:style-name="ce1">
            <text:p>20,31411442</text:p>
          </table:table-cell>
          <table:table-cell table:number-columns-repeated="16382"/>
        </table:table-row>
        <table:table-row table:style-name="ro1">
          <table:table-cell office:value-type="float" office:value="9.798792145846301" table:style-name="ce1">
            <text:p>9,798792146</text:p>
          </table:table-cell>
          <table:table-cell office:value-type="float" office:value="20.551028467162471" table:style-name="ce1">
            <text:p>20,55102847</text:p>
          </table:table-cell>
          <table:table-cell table:number-columns-repeated="16382"/>
        </table:table-row>
        <table:table-row table:style-name="ro1">
          <table:table-cell office:value-type="float" office:value="10.18157123880586" table:style-name="ce1">
            <text:p>10,18157124</text:p>
          </table:table-cell>
          <table:table-cell office:value-type="float" office:value="20.267110335456682" table:style-name="ce1">
            <text:p>20,26711034</text:p>
          </table:table-cell>
          <table:table-cell table:number-columns-repeated="16382"/>
        </table:table-row>
        <table:table-row table:style-name="ro1">
          <table:table-cell office:value-type="float" office:value="9.5072896694165312" table:style-name="ce1">
            <text:p>9,507289669</text:p>
          </table:table-cell>
          <table:table-cell office:value-type="float" office:value="20.0762220948764" table:style-name="ce1">
            <text:p>20,07622209</text:p>
          </table:table-cell>
          <table:table-cell table:number-columns-repeated="16382"/>
        </table:table-row>
        <table:table-row table:style-name="ro1">
          <table:table-cell office:value-type="float" office:value="10.33325040299332" table:style-name="ce1">
            <text:p>10,3332504</text:p>
          </table:table-cell>
          <table:table-cell office:value-type="float" office:value="19.57083472918643" table:style-name="ce1">
            <text:p>19,57083473</text:p>
          </table:table-cell>
          <table:table-cell table:number-columns-repeated="16382"/>
        </table:table-row>
        <table:table-row table:style-name="ro1">
          <table:table-cell office:value-type="float" office:value="9.8802016722983694" table:style-name="ce1">
            <text:p>9,880201672</text:p>
          </table:table-cell>
          <table:table-cell office:value-type="float" office:value="20.014676546012009" table:style-name="ce1">
            <text:p>20,01467655</text:p>
          </table:table-cell>
          <table:table-cell table:number-columns-repeated="16382"/>
        </table:table-row>
        <table:table-row table:style-name="ro1">
          <table:table-cell office:value-type="float" office:value="9.3820972058889591" table:style-name="ce1">
            <text:p>9,382097206</text:p>
          </table:table-cell>
          <table:table-cell office:value-type="float" office:value="20.141821726419028" table:style-name="ce1">
            <text:p>20,14182173</text:p>
          </table:table-cell>
          <table:table-cell table:number-columns-repeated="16382"/>
        </table:table-row>
        <table:table-row table:style-name="ro1">
          <table:table-cell office:value-type="float" office:value="10.380772291413271" table:style-name="ce1">
            <text:p>10,38077229</text:p>
          </table:table-cell>
          <table:table-cell office:value-type="float" office:value="19.613217826625611" table:style-name="ce1">
            <text:p>19,61321783</text:p>
          </table:table-cell>
          <table:table-cell table:number-columns-repeated="16382"/>
        </table:table-row>
        <table:table-row table:style-name="ro1">
          <table:table-cell office:value-type="float" office:value="10.157745690398849" table:style-name="ce1">
            <text:p>10,15774569</text:p>
          </table:table-cell>
          <table:table-cell office:value-type="float" office:value="19.40947246494316" table:style-name="ce1">
            <text:p>19,40947246</text:p>
          </table:table-cell>
          <table:table-cell table:number-columns-repeated="16382"/>
        </table:table-row>
        <table:table-row table:style-name="ro1">
          <table:table-cell office:value-type="float" office:value="9.9825870208302767" table:style-name="ce1">
            <text:p>9,982587021</text:p>
          </table:table-cell>
          <table:table-cell office:value-type="float" office:value="19.272902440383518" table:style-name="ce1">
            <text:p>19,27290244</text:p>
          </table:table-cell>
          <table:table-cell table:number-columns-repeated="16382"/>
        </table:table-row>
        <table:table-row table:style-name="ro1">
          <table:table-cell office:value-type="float" office:value="10.504637968706049" table:style-name="ce1">
            <text:p>10,50463797</text:p>
          </table:table-cell>
          <table:table-cell office:value-type="float" office:value="20.184005242071571" table:style-name="ce1">
            <text:p>20,18400524</text:p>
          </table:table-cell>
          <table:table-cell table:number-columns-repeated="16382"/>
        </table:table-row>
        <table:table-row table:style-name="ro1">
          <table:table-cell office:value-type="float" office:value="19.986460674268319" table:style-name="ce1">
            <text:p>19,98646067</text:p>
          </table:table-cell>
          <table:table-cell office:value-type="float" office:value="29.57366110945696" table:style-name="ce1">
            <text:p>29,57366111</text:p>
          </table:table-cell>
          <table:table-cell table:number-columns-repeated="16382"/>
        </table:table-row>
        <table:table-row table:style-name="ro1">
          <table:table-cell office:value-type="float" office:value="20.700565761587331" table:style-name="ce1">
            <text:p>20,70056576</text:p>
          </table:table-cell>
          <table:table-cell office:value-type="float" office:value="31.081905962090101" table:style-name="ce1">
            <text:p>31,08190596</text:p>
          </table:table-cell>
          <table:table-cell table:number-columns-repeated="16382"/>
        </table:table-row>
        <table:table-row table:style-name="ro1">
          <table:table-cell office:value-type="float" office:value="18.97810997455429" table:style-name="ce1">
            <text:p>18,97810997</text:p>
          </table:table-cell>
          <table:table-cell office:value-type="float" office:value="30.679890216749051" table:style-name="ce1">
            <text:p>30,67989022</text:p>
          </table:table-cell>
          <table:table-cell table:number-columns-repeated="16382"/>
        </table:table-row>
        <table:table-row table:style-name="ro1">
          <table:table-cell office:value-type="float" office:value="20.8952079142319" table:style-name="ce1">
            <text:p>20,89520791</text:p>
          </table:table-cell>
          <table:table-cell office:value-type="float" office:value="30.18590643311596" table:style-name="ce1">
            <text:p>30,18590643</text:p>
          </table:table-cell>
          <table:table-cell table:number-columns-repeated="16382"/>
        </table:table-row>
        <table:table-row table:style-name="ro1">
          <table:table-cell office:value-type="float" office:value="19.340402582215649" table:style-name="ce1">
            <text:p>19,34040258</text:p>
          </table:table-cell>
          <table:table-cell office:value-type="float" office:value="30.47483992464921" table:style-name="ce1">
            <text:p>30,47483992</text:p>
          </table:table-cell>
          <table:table-cell table:number-columns-repeated="16382"/>
        </table:table-row>
        <table:table-row table:style-name="ro1">
          <table:table-cell office:value-type="float" office:value="19.90049383385702" table:style-name="ce1">
            <text:p>19,90049383</text:p>
          </table:table-cell>
          <table:table-cell office:value-type="float" office:value="29.66784365471371" table:style-name="ce1">
            <text:p>29,66784365</text:p>
          </table:table-cell>
          <table:table-cell table:number-columns-repeated="16382"/>
        </table:table-row>
        <table:table-row table:style-name="ro1">
          <table:table-cell office:value-type="float" office:value="19.323468025383171" table:style-name="ce1">
            <text:p>19,32346803</text:p>
          </table:table-cell>
          <table:table-cell office:value-type="float" office:value="30.30279562278692" table:style-name="ce1">
            <text:p>30,30279562</text:p>
          </table:table-cell>
          <table:table-cell table:number-columns-repeated="16382"/>
        </table:table-row>
        <table:table-row table:style-name="ro1">
          <table:table-cell office:value-type="float" office:value="20.436043776255641" table:style-name="ce1">
            <text:p>20,43604378</text:p>
          </table:table-cell>
          <table:table-cell office:value-type="float" office:value="29.65705809867611" table:style-name="ce1">
            <text:p>29,6570581</text:p>
          </table:table-cell>
          <table:table-cell table:number-columns-repeated="16382"/>
        </table:table-row>
        <table:table-row table:style-name="ro1">
          <table:table-cell office:value-type="float" office:value="20.28631698539035" table:style-name="ce1">
            <text:p>20,28631699</text:p>
          </table:table-cell>
          <table:table-cell office:value-type="float" office:value="29.37061223570727" table:style-name="ce1">
            <text:p>29,37061224</text:p>
          </table:table-cell>
          <table:table-cell table:number-columns-repeated="16382"/>
        </table:table-row>
        <table:table-row table:style-name="ro1">
          <table:table-cell office:value-type="float" office:value="20.441023567529239" table:style-name="ce1">
            <text:p>20,44102357</text:p>
          </table:table-cell>
          <table:table-cell office:value-type="float" office:value="30.02561201413328" table:style-name="ce1">
            <text:p>30,02561201</text:p>
          </table:table-cell>
          <table:table-cell table:number-columns-repeated="16382"/>
        </table:table-row>
        <table:table-row table:style-name="ro1">
          <table:table-cell office:value-type="float" office:value="19.897386625450959" table:style-name="ce1">
            <text:p>19,89738663</text:p>
          </table:table-cell>
          <table:table-cell office:value-type="float" office:value="29.944039770108969" table:style-name="ce1">
            <text:p>29,94403977</text:p>
          </table:table-cell>
          <table:table-cell table:number-columns-repeated="16382"/>
        </table:table-row>
        <table:table-row table:style-name="ro1">
          <table:table-cell office:value-type="float" office:value="20.477887386353231" table:style-name="ce1">
            <text:p>20,47788739</text:p>
          </table:table-cell>
          <table:table-cell office:value-type="float" office:value="30.412726401925759" table:style-name="ce1">
            <text:p>30,4127264</text:p>
          </table:table-cell>
          <table:table-cell table:number-columns-repeated="16382"/>
        </table:table-row>
        <table:table-row table:style-name="ro1">
          <table:table-cell office:value-type="float" office:value="20.291205928393989" table:style-name="ce1">
            <text:p>20,29120593</text:p>
          </table:table-cell>
          <table:table-cell office:value-type="float" office:value="30.075735665498559" table:style-name="ce1">
            <text:p>30,07573567</text:p>
          </table:table-cell>
          <table:table-cell table:number-columns-repeated="16382"/>
        </table:table-row>
        <table:table-row table:style-name="ro1">
          <table:table-cell office:value-type="float" office:value="20.042801620351991" table:style-name="ce1">
            <text:p>20,04280162</text:p>
          </table:table-cell>
          <table:table-cell office:value-type="float" office:value="30.340109144099191" table:style-name="ce1">
            <text:p>30,34010914</text:p>
          </table:table-cell>
          <table:table-cell table:number-columns-repeated="16382"/>
        </table:table-row>
        <table:table-row table:style-name="ro1">
          <table:table-cell office:value-type="float" office:value="20.127872007548309" table:style-name="ce1">
            <text:p>20,12787201</text:p>
          </table:table-cell>
          <table:table-cell office:value-type="float" office:value="30.375403273775468" table:style-name="ce1">
            <text:p>30,37540327</text:p>
          </table:table-cell>
          <table:table-cell table:number-columns-repeated="16382"/>
        </table:table-row>
        <table:table-row table:style-name="ro1">
          <table:table-cell office:value-type="float" office:value="19.82943577456507" table:style-name="ce1">
            <text:p>19,82943577</text:p>
          </table:table-cell>
          <table:table-cell office:value-type="float" office:value="28.660839229741072" table:style-name="ce1">
            <text:p>28,66083923</text:p>
          </table:table-cell>
          <table:table-cell table:number-columns-repeated="16382"/>
        </table:table-row>
        <table:table-row table:style-name="ro1">
          <table:table-cell office:value-type="float" office:value="20.57135353102268" table:style-name="ce1">
            <text:p>20,57135353</text:p>
          </table:table-cell>
          <table:table-cell office:value-type="float" office:value="31.202838805835839" table:style-name="ce1">
            <text:p>31,20283881</text:p>
          </table:table-cell>
          <table:table-cell table:number-columns-repeated="16382"/>
        </table:table-row>
        <table:table-row table:style-name="ro1">
          <table:table-cell office:value-type="float" office:value="20.24275044396272" table:style-name="ce1">
            <text:p>20,24275044</text:p>
          </table:table-cell>
          <table:table-cell office:value-type="float" office:value="29.944914621694071" table:style-name="ce1">
            <text:p>29,94491462</text:p>
          </table:table-cell>
          <table:table-cell table:number-columns-repeated="16382"/>
        </table:table-row>
        <table:table-row table:style-name="ro1">
          <table:table-cell office:value-type="float" office:value="19.924955390857178" table:style-name="ce1">
            <text:p>19,92495539</text:p>
          </table:table-cell>
          <table:table-cell office:value-type="float" office:value="29.934520196723859" table:style-name="ce1">
            <text:p>29,9345202</text:p>
          </table:table-cell>
          <table:table-cell table:number-columns-repeated="16382"/>
        </table:table-row>
        <table:table-row table:style-name="ro1">
          <table:table-cell office:value-type="float" office:value="20.009575174565001" table:style-name="ce1">
            <text:p>20,00957517</text:p>
          </table:table-cell>
          <table:table-cell office:value-type="float" office:value="29.38288969918921" table:style-name="ce1">
            <text:p>29,3828897</text:p>
          </table:table-cell>
          <table:table-cell table:number-columns-repeated="16382"/>
        </table:table-row>
        <table:table-row table:style-name="ro1">
          <table:table-cell office:value-type="float" office:value="19.715598048143871" table:style-name="ce1">
            <text:p>19,71559805</text:p>
          </table:table-cell>
          <table:table-cell office:value-type="float" office:value="29.45163524479236" table:style-name="ce1">
            <text:p>29,45163524</text:p>
          </table:table-cell>
          <table:table-cell table:number-columns-repeated="16382"/>
        </table:table-row>
        <table:table-row table:style-name="ro1">
          <table:table-cell office:value-type="float" office:value="20.136839538763269" table:style-name="ce1">
            <text:p>20,13683954</text:p>
          </table:table-cell>
          <table:table-cell office:value-type="float" office:value="29.836847366196029" table:style-name="ce1">
            <text:p>29,83684737</text:p>
          </table:table-cell>
          <table:table-cell table:number-columns-repeated="16382"/>
        </table:table-row>
        <table:table-row table:style-name="ro1">
          <table:table-cell office:value-type="float" office:value="20.272366228187881" table:style-name="ce1">
            <text:p>20,27236623</text:p>
          </table:table-cell>
          <table:table-cell office:value-type="float" office:value="29.903913262141629" table:style-name="ce1">
            <text:p>29,90391326</text:p>
          </table:table-cell>
          <table:table-cell table:number-columns-repeated="16382"/>
        </table:table-row>
        <table:table-row table:style-name="ro1">
          <table:table-cell office:value-type="float" office:value="20.542484353301681" table:style-name="ce1">
            <text:p>20,54248435</text:p>
          </table:table-cell>
          <table:table-cell office:value-type="float" office:value="30.11744364573449" table:style-name="ce1">
            <text:p>30,11744365</text:p>
          </table:table-cell>
          <table:table-cell table:number-columns-repeated="16382"/>
        </table:table-row>
        <table:table-row table:style-name="ro1">
          <table:table-cell office:value-type="float" office:value="21.20488485093335" table:style-name="ce1">
            <text:p>21,20488485</text:p>
          </table:table-cell>
          <table:table-cell office:value-type="float" office:value="28.957001492409901" table:style-name="ce1">
            <text:p>28,95700149</text:p>
          </table:table-cell>
          <table:table-cell table:number-columns-repeated="16382"/>
        </table:table-row>
        <table:table-row table:style-name="ro1">
          <table:table-cell office:value-type="float" office:value="19.6441958214598" table:style-name="ce1">
            <text:p>19,64419582</text:p>
          </table:table-cell>
          <table:table-cell office:value-type="float" office:value="30.49581779040679" table:style-name="ce1">
            <text:p>30,49581779</text:p>
          </table:table-cell>
          <table:table-cell table:number-columns-repeated="16382"/>
        </table:table-row>
        <table:table-row table:style-name="ro1">
          <table:table-cell office:value-type="float" office:value="21.390579138743519" table:style-name="ce1">
            <text:p>21,39057914</text:p>
          </table:table-cell>
          <table:table-cell office:value-type="float" office:value="29.863250872256501" table:style-name="ce1">
            <text:p>29,86325087</text:p>
          </table:table-cell>
          <table:table-cell table:number-columns-repeated="16382"/>
        </table:table-row>
        <table:table-row table:style-name="ro1">
          <table:table-cell office:value-type="float" office:value="20.024017946248119" table:style-name="ce1">
            <text:p>20,02401795</text:p>
          </table:table-cell>
          <table:table-cell office:value-type="float" office:value="29.87552716661752" table:style-name="ce1">
            <text:p>29,87552717</text:p>
          </table:table-cell>
          <table:table-cell table:number-columns-repeated="16382"/>
        </table:table-row>
        <table:table-row table:style-name="ro1">
          <table:table-cell office:value-type="float" office:value="20.732301411923171" table:style-name="ce1">
            <text:p>20,73230141</text:p>
          </table:table-cell>
          <table:table-cell office:value-type="float" office:value="29.841980675088191" table:style-name="ce1">
            <text:p>29,84198068</text:p>
          </table:table-cell>
          <table:table-cell table:number-columns-repeated="16382"/>
        </table:table-row>
        <table:table-row table:style-name="ro1">
          <table:table-cell office:value-type="float" office:value="20.374038411932961" table:style-name="ce1">
            <text:p>20,37403841</text:p>
          </table:table-cell>
          <table:table-cell office:value-type="float" office:value="29.82410912060573" table:style-name="ce1">
            <text:p>29,82410912</text:p>
          </table:table-cell>
          <table:table-cell table:number-columns-repeated="16382"/>
        </table:table-row>
        <table:table-row table:style-name="ro1">
          <table:table-cell office:value-type="float" office:value="19.3000926846147" table:style-name="ce1">
            <text:p>19,30009268</text:p>
          </table:table-cell>
          <table:table-cell office:value-type="float" office:value="30.172451246254891" table:style-name="ce1">
            <text:p>30,17245125</text:p>
          </table:table-cell>
          <table:table-cell table:number-columns-repeated="16382"/>
        </table:table-row>
        <table:table-row table:style-name="ro1">
          <table:table-cell office:value-type="float" office:value="20.276751647389428" table:style-name="ce1">
            <text:p>20,27675165</text:p>
          </table:table-cell>
          <table:table-cell office:value-type="float" office:value="30.711274235392739" table:style-name="ce1">
            <text:p>30,71127424</text:p>
          </table:table-cell>
          <table:table-cell table:number-columns-repeated="16382"/>
        </table:table-row>
        <table:table-row table:style-name="ro1">
          <table:table-cell office:value-type="float" office:value="19.939254135470481" table:style-name="ce1">
            <text:p>19,93925414</text:p>
          </table:table-cell>
          <table:table-cell office:value-type="float" office:value="29.6604508649582" table:style-name="ce1">
            <text:p>29,66045086</text:p>
          </table:table-cell>
          <table:table-cell table:number-columns-repeated="16382"/>
        </table:table-row>
        <table:table-row table:style-name="ro1">
          <table:table-cell office:value-type="float" office:value="20.309518603140461" table:style-name="ce1">
            <text:p>20,3095186</text:p>
          </table:table-cell>
          <table:table-cell office:value-type="float" office:value="30.13240540073075" table:style-name="ce1">
            <text:p>30,1324054</text:p>
          </table:table-cell>
          <table:table-cell table:number-columns-repeated="16382"/>
        </table:table-row>
        <table:table-row table:style-name="ro1">
          <table:table-cell office:value-type="float" office:value="20.154365792417451" table:style-name="ce1">
            <text:p>20,15436579</text:p>
          </table:table-cell>
          <table:table-cell office:value-type="float" office:value="29.959788012939001" table:style-name="ce1">
            <text:p>29,95978801</text:p>
          </table:table-cell>
          <table:table-cell table:number-columns-repeated="16382"/>
        </table:table-row>
        <table:table-row table:style-name="ro1">
          <table:table-cell office:value-type="float" office:value="20.638186213496571" table:style-name="ce1">
            <text:p>20,63818621</text:p>
          </table:table-cell>
          <table:table-cell office:value-type="float" office:value="30.203220994006649" table:style-name="ce1">
            <text:p>30,20322099</text:p>
          </table:table-cell>
          <table:table-cell table:number-columns-repeated="16382"/>
        </table:table-row>
        <table:table-row table:style-name="ro1">
          <table:table-cell office:value-type="float" office:value="21.047562289587539" table:style-name="ce1">
            <text:p>21,04756229</text:p>
          </table:table-cell>
          <table:table-cell office:value-type="float" office:value="30.611081184208281" table:style-name="ce1">
            <text:p>30,61108118</text:p>
          </table:table-cell>
          <table:table-cell table:number-columns-repeated="16382"/>
        </table:table-row>
        <table:table-row table:style-name="ro1">
          <table:table-cell office:value-type="float" office:value="20.362477387855119" table:style-name="ce1">
            <text:p>20,36247739</text:p>
          </table:table-cell>
          <table:table-cell office:value-type="float" office:value="29.10490891266106" table:style-name="ce1">
            <text:p>29,10490891</text:p>
          </table:table-cell>
          <table:table-cell table:number-columns-repeated="16382"/>
        </table:table-row>
        <table:table-row table:style-name="ro1">
          <table:table-cell office:value-type="float" office:value="20.331275604162599" table:style-name="ce1">
            <text:p>20,3312756</text:p>
          </table:table-cell>
          <table:table-cell office:value-type="float" office:value="30.231155212005881" table:style-name="ce1">
            <text:p>30,23115521</text:p>
          </table:table-cell>
          <table:table-cell table:number-columns-repeated="16382"/>
        </table:table-row>
        <table:table-row table:style-name="ro1">
          <table:table-cell office:value-type="float" office:value="20.446023420041961" table:style-name="ce1">
            <text:p>20,44602342</text:p>
          </table:table-cell>
          <table:table-cell office:value-type="float" office:value="30.574443152088989" table:style-name="ce1">
            <text:p>30,57444315</text:p>
          </table:table-cell>
          <table:table-cell table:number-columns-repeated="16382"/>
        </table:table-row>
        <table:table-row table:style-name="ro1">
          <table:table-cell office:value-type="float" office:value="19.77951699451609" table:style-name="ce1">
            <text:p>19,77951699</text:p>
          </table:table-cell>
          <table:table-cell office:value-type="float" office:value="30.453203090147721" table:style-name="ce1">
            <text:p>30,45320309</text:p>
          </table:table-cell>
          <table:table-cell table:number-columns-repeated="16382"/>
        </table:table-row>
        <table:table-row table:style-name="ro1">
          <table:table-cell office:value-type="float" office:value="19.690732012939499" table:style-name="ce1">
            <text:p>19,69073201</text:p>
          </table:table-cell>
          <table:table-cell office:value-type="float" office:value="31.075182941254969" table:style-name="ce1">
            <text:p>31,07518294</text:p>
          </table:table-cell>
          <table:table-cell table:number-columns-repeated="16382"/>
        </table:table-row>
        <table:table-row table:style-name="ro1">
          <table:table-cell office:value-type="float" office:value="19.26742658341551" table:style-name="ce1">
            <text:p>19,26742658</text:p>
          </table:table-cell>
          <table:table-cell office:value-type="float" office:value="29.03162129178067" table:style-name="ce1">
            <text:p>29,03162129</text:p>
          </table:table-cell>
          <table:table-cell table:number-columns-repeated="16382"/>
        </table:table-row>
        <table:table-row table:style-name="ro1">
          <table:table-cell office:value-type="float" office:value="19.09210330379674" table:style-name="ce1">
            <text:p>19,0921033</text:p>
          </table:table-cell>
          <table:table-cell office:value-type="float" office:value="29.510194428710321" table:style-name="ce1">
            <text:p>29,51019443</text:p>
          </table:table-cell>
          <table:table-cell table:number-columns-repeated="16382"/>
        </table:table-row>
        <table:table-row table:style-name="ro1">
          <table:table-cell office:value-type="float" office:value="19.384486530792149" table:style-name="ce1">
            <text:p>19,38448653</text:p>
          </table:table-cell>
          <table:table-cell office:value-type="float" office:value="31.075843397037001" table:style-name="ce1">
            <text:p>31,0758434</text:p>
          </table:table-cell>
          <table:table-cell table:number-columns-repeated="16382"/>
        </table:table-row>
        <table:table-row table:style-name="ro1">
          <table:table-cell office:value-type="float" office:value="19.820425276057001" table:style-name="ce1">
            <text:p>19,82042528</text:p>
          </table:table-cell>
          <table:table-cell office:value-type="float" office:value="29.261528315842408" table:style-name="ce1">
            <text:p>29,26152832</text:p>
          </table:table-cell>
          <table:table-cell table:number-columns-repeated="16382"/>
        </table:table-row>
        <table:table-row table:style-name="ro1">
          <table:table-cell office:value-type="float" office:value="20.612910637228889" table:style-name="ce1">
            <text:p>20,61291064</text:p>
          </table:table-cell>
          <table:table-cell office:value-type="float" office:value="29.677411833648129" table:style-name="ce1">
            <text:p>29,67741183</text:p>
          </table:table-cell>
          <table:table-cell table:number-columns-repeated="16382"/>
        </table:table-row>
        <table:table-row table:style-name="ro1">
          <table:table-cell office:value-type="float" office:value="19.319730642902229" table:style-name="ce1">
            <text:p>19,31973064</text:p>
          </table:table-cell>
          <table:table-cell office:value-type="float" office:value="30.481711410207119" table:style-name="ce1">
            <text:p>30,48171141</text:p>
          </table:table-cell>
          <table:table-cell table:number-columns-repeated="16382"/>
        </table:table-row>
        <table:table-row table:style-name="ro1">
          <table:table-cell office:value-type="float" office:value="20.342849197117921" table:style-name="ce1">
            <text:p>20,3428492</text:p>
          </table:table-cell>
          <table:table-cell office:value-type="float" office:value="29.76077382437462" table:style-name="ce1">
            <text:p>29,76077382</text:p>
          </table:table-cell>
          <table:table-cell table:number-columns-repeated="16382"/>
        </table:table-row>
        <table:table-row table:style-name="ro1">
          <table:table-cell office:value-type="float" office:value="20.774147000132679" table:style-name="ce1">
            <text:p>20,774147</text:p>
          </table:table-cell>
          <table:table-cell office:value-type="float" office:value="30.071005868840899" table:style-name="ce1">
            <text:p>30,07100587</text:p>
          </table:table-cell>
          <table:table-cell table:number-columns-repeated="16382"/>
        </table:table-row>
        <table:table-row table:style-name="ro1">
          <table:table-cell office:value-type="float" office:value="20.88932227937152" table:style-name="ce1">
            <text:p>20,88932228</text:p>
          </table:table-cell>
          <table:table-cell office:value-type="float" office:value="30.276507485099948" table:style-name="ce1">
            <text:p>30,27650749</text:p>
          </table:table-cell>
          <table:table-cell table:number-columns-repeated="16382"/>
        </table:table-row>
        <table:table-row table:style-name="ro1">
          <table:table-cell office:value-type="float" office:value="20.857343047340919" table:style-name="ce1">
            <text:p>20,85734305</text:p>
          </table:table-cell>
          <table:table-cell office:value-type="float" office:value="30.06017148303399" table:style-name="ce1">
            <text:p>30,06017148</text:p>
          </table:table-cell>
          <table:table-cell table:number-columns-repeated="16382"/>
        </table:table-row>
        <table:table-row table:style-name="ro1">
          <table:table-cell office:value-type="float" office:value="19.32914058166153" table:style-name="ce1">
            <text:p>19,32914058</text:p>
          </table:table-cell>
          <table:table-cell office:value-type="float" office:value="31.347152756983771" table:style-name="ce1">
            <text:p>31,34715276</text:p>
          </table:table-cell>
          <table:table-cell table:number-columns-repeated="16382"/>
        </table:table-row>
        <table:table-row table:style-name="ro1">
          <table:table-cell office:value-type="float" office:value="19.699824207609591" table:style-name="ce1">
            <text:p>19,69982421</text:p>
          </table:table-cell>
          <table:table-cell office:value-type="float" office:value="29.89063917541111" table:style-name="ce1">
            <text:p>29,89063918</text:p>
          </table:table-cell>
          <table:table-cell table:number-columns-repeated="16382"/>
        </table:table-row>
        <table:table-row table:style-name="ro1">
          <table:table-cell office:value-type="float" office:value="19.614780822293309" table:style-name="ce1">
            <text:p>19,61478082</text:p>
          </table:table-cell>
          <table:table-cell office:value-type="float" office:value="29.888133053069492" table:style-name="ce1">
            <text:p>29,88813305</text:p>
          </table:table-cell>
          <table:table-cell table:number-columns-repeated="16382"/>
        </table:table-row>
        <table:table-row table:style-name="ro1">
          <table:table-cell office:value-type="float" office:value="20.133468192594989" table:style-name="ce1">
            <text:p>20,13346819</text:p>
          </table:table-cell>
          <table:table-cell office:value-type="float" office:value="30.111006598380701" table:style-name="ce1">
            <text:p>30,1110066</text:p>
          </table:table-cell>
          <table:table-cell table:number-columns-repeated="16382"/>
        </table:table-row>
        <table:table-row table:style-name="ro1">
          <table:table-cell office:value-type="float" office:value="20.36356115817928" table:style-name="ce1">
            <text:p>20,36356116</text:p>
          </table:table-cell>
          <table:table-cell office:value-type="float" office:value="30.985687014936559" table:style-name="ce1">
            <text:p>30,98568701</text:p>
          </table:table-cell>
          <table:table-cell table:number-columns-repeated="16382"/>
        </table:table-row>
        <table:table-row table:style-name="ro1">
          <table:table-cell office:value-type="float" office:value="19.933744485516321" table:style-name="ce1">
            <text:p>19,93374449</text:p>
          </table:table-cell>
          <table:table-cell office:value-type="float" office:value="29.321783595504471" table:style-name="ce1">
            <text:p>29,3217836</text:p>
          </table:table-cell>
          <table:table-cell table:number-columns-repeated="16382"/>
        </table:table-row>
        <table:table-row table:style-name="ro1">
          <table:table-cell office:value-type="float" office:value="19.349725030419702" table:style-name="ce1">
            <text:p>19,34972503</text:p>
          </table:table-cell>
          <table:table-cell office:value-type="float" office:value="29.633835014990481" table:style-name="ce1">
            <text:p>29,63383501</text:p>
          </table:table-cell>
          <table:table-cell table:number-columns-repeated="16382"/>
        </table:table-row>
        <table:table-row table:style-name="ro1">
          <table:table-cell office:value-type="float" office:value="19.079192305809588" table:style-name="ce1">
            <text:p>19,07919231</text:p>
          </table:table-cell>
          <table:table-cell office:value-type="float" office:value="30.453766403441438" table:style-name="ce1">
            <text:p>30,4537664</text:p>
          </table:table-cell>
          <table:table-cell table:number-columns-repeated="16382"/>
        </table:table-row>
        <table:table-row table:number-rows-repeated="10484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meta:initial-creator>openpyxl</meta:initial-creator>
    <dc:creator>Microsoft Office User</dc:creator>
    <meta:creation-date>2025-11-23T17:57:14Z</meta:creation-date>
    <dc:date>2025-11-23T18:44:38Z</dc:date>
  </office:meta>
</office:document-meta>
</file>